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256in"/>
    </style:style>
    <style:style style:name="co13" style:family="table-column">
      <style:table-column-properties fo:break-before="auto" style:column-width="1.2008in"/>
    </style:style>
    <style:style style:name="co1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2639" calcext:value-type="float">
            <text:p>-1.2639</text:p>
          </table:table-cell>
          <table:table-cell office:value-type="float" office:value="1.0717193" calcext:value-type="float">
            <text:p>1.0717193</text:p>
          </table:table-cell>
          <table:table-cell office:value-type="float" office:value="2.03127249" calcext:value-type="float">
            <text:p>2.03127249</text:p>
          </table:table-cell>
          <table:table-cell office:value-type="float" office:value="1.77095177" calcext:value-type="float">
            <text:p>1.77095177</text:p>
          </table:table-cell>
          <table:table-cell office:value-type="float" office:value="2.55879215" calcext:value-type="float">
            <text:p>2.55879215</text:p>
          </table:table-cell>
          <table:table-cell office:value-type="float" office:value="4.145824" calcext:value-type="float">
            <text:p>4.1458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0524222" calcext:value-type="float">
            <text:p>-2.0524222</text:p>
          </table:table-cell>
          <table:table-cell office:value-type="float" office:value="-0.575668" calcext:value-type="float">
            <text:p>-0.575668</text:p>
          </table:table-cell>
          <table:table-cell office:value-type="float" office:value="-0.08563157" calcext:value-type="float">
            <text:p>-0.08563157</text:p>
          </table:table-cell>
          <table:table-cell office:value-type="float" office:value="0.39072315" calcext:value-type="float">
            <text:p>0.39072315</text:p>
          </table:table-cell>
          <table:table-cell office:value-type="float" office:value="0.96887622" calcext:value-type="float">
            <text:p>0.96887622</text:p>
          </table:table-cell>
          <table:table-cell office:value-type="float" office:value="5.346344" calcext:value-type="float">
            <text:p>5.3463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1852397" calcext:value-type="float">
            <text:p>-1.1852397</text:p>
          </table:table-cell>
          <table:table-cell office:value-type="float" office:value="-0.5364859" calcext:value-type="float">
            <text:p>-0.5364859</text:p>
          </table:table-cell>
          <table:table-cell office:value-type="float" office:value="-0.19973256" calcext:value-type="float">
            <text:p>-0.19973256</text:p>
          </table:table-cell>
          <table:table-cell office:value-type="float" office:value="0.09280288" calcext:value-type="float">
            <text:p>0.09280288</text:p>
          </table:table-cell>
          <table:table-cell office:value-type="float" office:value="0.62936033" calcext:value-type="float">
            <text:p>0.62936033</text:p>
          </table:table-cell>
          <table:table-cell office:value-type="float" office:value="5.925496" calcext:value-type="float">
            <text:p>5.925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4575961" calcext:value-type="float">
            <text:p>-1.4575961</text:p>
          </table:table-cell>
          <table:table-cell office:value-type="float" office:value="-0.4372983" calcext:value-type="float">
            <text:p>-0.4372983</text:p>
          </table:table-cell>
          <table:table-cell office:value-type="float" office:value="-0.07529244" calcext:value-type="float">
            <text:p>-0.07529244</text:p>
          </table:table-cell>
          <table:table-cell office:value-type="float" office:value="0.21081125" calcext:value-type="float">
            <text:p>0.21081125</text:p>
          </table:table-cell>
          <table:table-cell office:value-type="float" office:value="0.84257665" calcext:value-type="float">
            <text:p>0.84257665</text:p>
          </table:table-cell>
          <table:table-cell office:value-type="float" office:value="2.863894" calcext:value-type="float">
            <text:p>2.863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0724334" calcext:value-type="float">
            <text:p>-1.0724334</text:p>
          </table:table-cell>
          <table:table-cell office:value-type="float" office:value="-0.3991621" calcext:value-type="float">
            <text:p>-0.3991621</text:p>
          </table:table-cell>
          <table:table-cell office:value-type="float" office:value="-0.08853519" calcext:value-type="float">
            <text:p>-0.08853519</text:p>
          </table:table-cell>
          <table:table-cell office:value-type="float" office:value="0.31791308" calcext:value-type="float">
            <text:p>0.31791308</text:p>
          </table:table-cell>
          <table:table-cell office:value-type="float" office:value="0.91050833" calcext:value-type="float">
            <text:p>0.91050833</text:p>
          </table:table-cell>
          <table:table-cell office:value-type="float" office:value="4.133891" calcext:value-type="float">
            <text:p>4.1338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0.891968" calcext:value-type="float">
            <text:p>-0.891968</text:p>
          </table:table-cell>
          <table:table-cell office:value-type="float" office:value="-0.376614" calcext:value-type="float">
            <text:p>-0.376614</text:p>
          </table:table-cell>
          <table:table-cell office:value-type="float" office:value="-0.07723744" calcext:value-type="float">
            <text:p>-0.07723744</text:p>
          </table:table-cell>
          <table:table-cell office:value-type="float" office:value="0.18364732" calcext:value-type="float">
            <text:p>0.18364732</text:p>
          </table:table-cell>
          <table:table-cell office:value-type="float" office:value="0.55423772" calcext:value-type="float">
            <text:p>0.55423772</text:p>
          </table:table-cell>
          <table:table-cell office:value-type="float" office:value="3.307817" calcext:value-type="float">
            <text:p>3.3078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0.7345563" calcext:value-type="float">
            <text:p>-0.7345563</text:p>
          </table:table-cell>
          <table:table-cell office:value-type="float" office:value="-0.1887954" calcext:value-type="float">
            <text:p>-0.1887954</text:p>
          </table:table-cell>
          <table:table-cell office:value-type="float" office:value="0.30196356" calcext:value-type="float">
            <text:p>0.30196356</text:p>
          </table:table-cell>
          <table:table-cell office:value-type="float" office:value="0.56049237" calcext:value-type="float">
            <text:p>0.56049237</text:p>
          </table:table-cell>
          <table:table-cell office:value-type="float" office:value="1.1438506" calcext:value-type="float">
            <text:p>1.1438506</text:p>
          </table:table-cell>
          <table:table-cell office:value-type="float" office:value="3.470694" calcext:value-type="float">
            <text:p>3.4706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1907368" calcext:value-type="float">
            <text:p>-1.1907368</text:p>
          </table:table-cell>
          <table:table-cell office:value-type="float" office:value="1.1401859" calcext:value-type="float">
            <text:p>1.1401859</text:p>
          </table:table-cell>
          <table:table-cell office:value-type="float" office:value="2.07522589" calcext:value-type="float">
            <text:p>2.07522589</text:p>
          </table:table-cell>
          <table:table-cell office:value-type="float" office:value="1.75480343" calcext:value-type="float">
            <text:p>1.75480343</text:p>
          </table:table-cell>
          <table:table-cell office:value-type="float" office:value="2.52568338" calcext:value-type="float">
            <text:p>2.52568338</text:p>
          </table:table-cell>
          <table:table-cell office:value-type="float" office:value="4.144813" calcext:value-type="float">
            <text:p>4.1448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5267564" calcext:value-type="float">
            <text:p>-1.5267564</text:p>
          </table:table-cell>
          <table:table-cell office:value-type="float" office:value="-0.2393809" calcext:value-type="float">
            <text:p>-0.2393809</text:p>
          </table:table-cell>
          <table:table-cell office:value-type="float" office:value="0.27132701" calcext:value-type="float">
            <text:p>0.27132701</text:p>
          </table:table-cell>
          <table:table-cell office:value-type="float" office:value="0.4003847" calcext:value-type="float">
            <text:p>0.4003847</text:p>
          </table:table-cell>
          <table:table-cell office:value-type="float" office:value="0.88156323" calcext:value-type="float">
            <text:p>0.88156323</text:p>
          </table:table-cell>
          <table:table-cell office:value-type="float" office:value="4.335216" calcext:value-type="float">
            <text:p>4.3352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0708159" calcext:value-type="float">
            <text:p>-2.0708159</text:p>
          </table:table-cell>
          <table:table-cell office:value-type="float" office:value="-0.2669867" calcext:value-type="float">
            <text:p>-0.2669867</text:p>
          </table:table-cell>
          <table:table-cell office:value-type="float" office:value="0.05743954" calcext:value-type="float">
            <text:p>0.05743954</text:p>
          </table:table-cell>
          <table:table-cell office:value-type="float" office:value="0.28271516" calcext:value-type="float">
            <text:p>0.28271516</text:p>
          </table:table-cell>
          <table:table-cell office:value-type="float" office:value="0.79425062" calcext:value-type="float">
            <text:p>0.79425062</text:p>
          </table:table-cell>
          <table:table-cell office:value-type="float" office:value="2.659168" calcext:value-type="float">
            <text:p>2.659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4974192" calcext:value-type="float">
            <text:p>-1.4974192</text:p>
          </table:table-cell>
          <table:table-cell office:value-type="float" office:value="-0.2789772" calcext:value-type="float">
            <text:p>-0.2789772</text:p>
          </table:table-cell>
          <table:table-cell office:value-type="float" office:value="0.10415733" calcext:value-type="float">
            <text:p>0.10415733</text:p>
          </table:table-cell>
          <table:table-cell office:value-type="float" office:value="0.32530721" calcext:value-type="float">
            <text:p>0.32530721</text:p>
          </table:table-cell>
          <table:table-cell office:value-type="float" office:value="0.81653219" calcext:value-type="float">
            <text:p>0.81653219</text:p>
          </table:table-cell>
          <table:table-cell office:value-type="float" office:value="3.263955" calcext:value-type="float">
            <text:p>3.263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4382763" calcext:value-type="float">
            <text:p>-1.4382763</text:p>
          </table:table-cell>
          <table:table-cell office:value-type="float" office:value="-0.2766364" calcext:value-type="float">
            <text:p>-0.2766364</text:p>
          </table:table-cell>
          <table:table-cell office:value-type="float" office:value="0.07843356" calcext:value-type="float">
            <text:p>0.07843356</text:p>
          </table:table-cell>
          <table:table-cell office:value-type="float" office:value="0.28854907" calcext:value-type="float">
            <text:p>0.28854907</text:p>
          </table:table-cell>
          <table:table-cell office:value-type="float" office:value="0.83595908" calcext:value-type="float">
            <text:p>0.83595908</text:p>
          </table:table-cell>
          <table:table-cell office:value-type="float" office:value="3.273756" calcext:value-type="float">
            <text:p>3.273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1890393" calcext:value-type="float">
            <text:p>-1.1890393</text:p>
          </table:table-cell>
          <table:table-cell office:value-type="float" office:value="-0.2281943" calcext:value-type="float">
            <text:p>-0.2281943</text:p>
          </table:table-cell>
          <table:table-cell office:value-type="float" office:value="0.02875551" calcext:value-type="float">
            <text:p>0.02875551</text:p>
          </table:table-cell>
          <table:table-cell office:value-type="float" office:value="0.25485639" calcext:value-type="float">
            <text:p>0.25485639</text:p>
          </table:table-cell>
          <table:table-cell office:value-type="float" office:value="0.68456537" calcext:value-type="float">
            <text:p>0.68456537</text:p>
          </table:table-cell>
          <table:table-cell office:value-type="float" office:value="2.656255" calcext:value-type="float">
            <text:p>2.6562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7441974" calcext:value-type="float">
            <text:p>-0.7441974</text:p>
          </table:table-cell>
          <table:table-cell office:value-type="float" office:value="-0.1103722" calcext:value-type="float">
            <text:p>-0.1103722</text:p>
          </table:table-cell>
          <table:table-cell office:value-type="float" office:value="0.30831395" calcext:value-type="float">
            <text:p>0.30831395</text:p>
          </table:table-cell>
          <table:table-cell office:value-type="float" office:value="0.68175495" calcext:value-type="float">
            <text:p>0.68175495</text:p>
          </table:table-cell>
          <table:table-cell office:value-type="float" office:value="1.11101065" calcext:value-type="float">
            <text:p>1.11101065</text:p>
          </table:table-cell>
          <table:table-cell office:value-type="float" office:value="6.424311" calcext:value-type="float">
            <text:p>6.424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150895" calcext:value-type="float">
            <text:p>-1.150895</text:p>
          </table:table-cell>
          <table:table-cell office:value-type="float" office:value="1.0745037" calcext:value-type="float">
            <text:p>1.0745037</text:p>
          </table:table-cell>
          <table:table-cell office:value-type="float" office:value="2.01064304" calcext:value-type="float">
            <text:p>2.01064304</text:p>
          </table:table-cell>
          <table:table-cell office:value-type="float" office:value="1.71557015" calcext:value-type="float">
            <text:p>1.71557015</text:p>
          </table:table-cell>
          <table:table-cell office:value-type="float" office:value="2.47673989" calcext:value-type="float">
            <text:p>2.47673989</text:p>
          </table:table-cell>
          <table:table-cell office:value-type="float" office:value="4.322659" calcext:value-type="float">
            <text:p>4.322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2.0284818" calcext:value-type="float">
            <text:p>-2.0284818</text:p>
          </table:table-cell>
          <table:table-cell office:value-type="float" office:value="-0.270609" calcext:value-type="float">
            <text:p>-0.270609</text:p>
          </table:table-cell>
          <table:table-cell office:value-type="float" office:value="0.602881" calcext:value-type="float">
            <text:p>0.602881</text:p>
          </table:table-cell>
          <table:table-cell office:value-type="float" office:value="0.68295538" calcext:value-type="float">
            <text:p>0.68295538</text:p>
          </table:table-cell>
          <table:table-cell office:value-type="float" office:value="1.65299115" calcext:value-type="float">
            <text:p>1.65299115</text:p>
          </table:table-cell>
          <table:table-cell office:value-type="float" office:value="4.854312" calcext:value-type="float">
            <text:p>4.8543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0874337" calcext:value-type="float">
            <text:p>-3.0874337</text:p>
          </table:table-cell>
          <table:table-cell office:value-type="float" office:value="-0.9604434" calcext:value-type="float">
            <text:p>-0.9604434</text:p>
          </table:table-cell>
          <table:table-cell office:value-type="float" office:value="-0.62908452" calcext:value-type="float">
            <text:p>-0.62908452</text:p>
          </table:table-cell>
          <table:table-cell office:value-type="float" office:value="-0.24461247" calcext:value-type="float">
            <text:p>-0.24461247</text:p>
          </table:table-cell>
          <table:table-cell office:value-type="float" office:value="0.07264432" calcext:value-type="float">
            <text:p>0.07264432</text:p>
          </table:table-cell>
          <table:table-cell office:value-type="float" office:value="5.278617" calcext:value-type="float">
            <text:p>5.278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8036348" calcext:value-type="float">
            <text:p>-1.8036348</text:p>
          </table:table-cell>
          <table:table-cell office:value-type="float" office:value="-0.8658575" calcext:value-type="float">
            <text:p>-0.8658575</text:p>
          </table:table-cell>
          <table:table-cell office:value-type="float" office:value="-0.6192405" calcext:value-type="float">
            <text:p>-0.6192405</text:p>
          </table:table-cell>
          <table:table-cell office:value-type="float" office:value="-0.52189962" calcext:value-type="float">
            <text:p>-0.52189962</text:p>
          </table:table-cell>
          <table:table-cell office:value-type="float" office:value="-0.38399293" calcext:value-type="float">
            <text:p>-0.38399293</text:p>
          </table:table-cell>
          <table:table-cell office:value-type="float" office:value="4.542606" calcext:value-type="float">
            <text:p>4.542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5750239" calcext:value-type="float">
            <text:p>-1.5750239</text:p>
          </table:table-cell>
          <table:table-cell office:value-type="float" office:value="-0.7477974" calcext:value-type="float">
            <text:p>-0.7477974</text:p>
          </table:table-cell>
          <table:table-cell office:value-type="float" office:value="-0.4990798" calcext:value-type="float">
            <text:p>-0.4990798</text:p>
          </table:table-cell>
          <table:table-cell office:value-type="float" office:value="-0.45968887" calcext:value-type="float">
            <text:p>-0.45968887</text:p>
          </table:table-cell>
          <table:table-cell office:value-type="float" office:value="-0.27644782" calcext:value-type="float">
            <text:p>-0.27644782</text:p>
          </table:table-cell>
          <table:table-cell office:value-type="float" office:value="1.81039" calcext:value-type="float">
            <text:p>1.81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3860078" calcext:value-type="float">
            <text:p>-1.3860078</text:p>
          </table:table-cell>
          <table:table-cell office:value-type="float" office:value="-0.6648225" calcext:value-type="float">
            <text:p>-0.6648225</text:p>
          </table:table-cell>
          <table:table-cell office:value-type="float" office:value="-0.42158467" calcext:value-type="float">
            <text:p>-0.42158467</text:p>
          </table:table-cell>
          <table:table-cell office:value-type="float" office:value="-0.292717" calcext:value-type="float">
            <text:p>-0.292717</text:p>
          </table:table-cell>
          <table:table-cell office:value-type="float" office:value="-0.14240422" calcext:value-type="float">
            <text:p>-0.14240422</text:p>
          </table:table-cell>
          <table:table-cell office:value-type="float" office:value="3.20045" calcext:value-type="float">
            <text:p>3.2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3017459" calcext:value-type="float">
            <text:p>-1.3017459</text:p>
          </table:table-cell>
          <table:table-cell office:value-type="float" office:value="-0.5751149" calcext:value-type="float">
            <text:p>-0.5751149</text:p>
          </table:table-cell>
          <table:table-cell office:value-type="float" office:value="-0.35325092" calcext:value-type="float">
            <text:p>-0.35325092</text:p>
          </table:table-cell>
          <table:table-cell office:value-type="float" office:value="-0.1663335" calcext:value-type="float">
            <text:p>-0.1663335</text:p>
          </table:table-cell>
          <table:table-cell office:value-type="float" office:value="-0.07286557" calcext:value-type="float">
            <text:p>-0.07286557</text:p>
          </table:table-cell>
          <table:table-cell office:value-type="float" office:value="3.794366" calcext:value-type="float">
            <text:p>3.794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0.923508" calcext:value-type="float">
            <text:p>-0.923508</text:p>
          </table:table-cell>
          <table:table-cell office:value-type="float" office:value="-0.3509163" calcext:value-type="float">
            <text:p>-0.3509163</text:p>
          </table:table-cell>
          <table:table-cell office:value-type="float" office:value="-0.15380606" calcext:value-type="float">
            <text:p>-0.15380606</text:p>
          </table:table-cell>
          <table:table-cell office:value-type="float" office:value="0.17490642" calcext:value-type="float">
            <text:p>0.17490642</text:p>
          </table:table-cell>
          <table:table-cell office:value-type="float" office:value="0.70187451" calcext:value-type="float">
            <text:p>0.70187451</text:p>
          </table:table-cell>
          <table:table-cell office:value-type="float" office:value="2.516872" calcext:value-type="float">
            <text:p>2.5168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6104462" calcext:value-type="float">
            <text:p>-1.6104462</text:p>
          </table:table-cell>
          <table:table-cell office:value-type="float" office:value="-0.2713095" calcext:value-type="float">
            <text:p>-0.2713095</text:p>
          </table:table-cell>
          <table:table-cell office:value-type="float" office:value="0.58437867" calcext:value-type="float">
            <text:p>0.58437867</text:p>
          </table:table-cell>
          <table:table-cell office:value-type="float" office:value="0.69162791" calcext:value-type="float">
            <text:p>0.69162791</text:p>
          </table:table-cell>
          <table:table-cell office:value-type="float" office:value="1.66353512" calcext:value-type="float">
            <text:p>1.66353512</text:p>
          </table:table-cell>
          <table:table-cell office:value-type="float" office:value="4.350312" calcext:value-type="float">
            <text:p>4.3503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607973" calcext:value-type="float">
            <text:p>-1.6607973</text:p>
          </table:table-cell>
          <table:table-cell office:value-type="float" office:value="-0.5374626" calcext:value-type="float">
            <text:p>-0.5374626</text:p>
          </table:table-cell>
          <table:table-cell office:value-type="float" office:value="-0.08384738" calcext:value-type="float">
            <text:p>-0.08384738</text:p>
          </table:table-cell>
          <table:table-cell office:value-type="float" office:value="0.13851615" calcext:value-type="float">
            <text:p>0.13851615</text:p>
          </table:table-cell>
          <table:table-cell office:value-type="float" office:value="0.64962629" calcext:value-type="float">
            <text:p>0.64962629</text:p>
          </table:table-cell>
          <table:table-cell office:value-type="float" office:value="4.333995" calcext:value-type="float">
            <text:p>4.333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5388888" calcext:value-type="float">
            <text:p>-1.5388888</text:p>
          </table:table-cell>
          <table:table-cell office:value-type="float" office:value="-0.607694" calcext:value-type="float">
            <text:p>-0.607694</text:p>
          </table:table-cell>
          <table:table-cell office:value-type="float" office:value="-0.34301768" calcext:value-type="float">
            <text:p>-0.34301768</text:p>
          </table:table-cell>
          <table:table-cell office:value-type="float" office:value="-0.26117204" calcext:value-type="float">
            <text:p>-0.26117204</text:p>
          </table:table-cell>
          <table:table-cell office:value-type="float" office:value="-0.04504415" calcext:value-type="float">
            <text:p>-0.04504415</text:p>
          </table:table-cell>
          <table:table-cell office:value-type="float" office:value="2.019177" calcext:value-type="float">
            <text:p>2.0191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6852253" calcext:value-type="float">
            <text:p>-1.6852253</text:p>
          </table:table-cell>
          <table:table-cell office:value-type="float" office:value="-0.6646566" calcext:value-type="float">
            <text:p>-0.6646566</text:p>
          </table:table-cell>
          <table:table-cell office:value-type="float" office:value="-0.39213171" calcext:value-type="float">
            <text:p>-0.39213171</text:p>
          </table:table-cell>
          <table:table-cell office:value-type="float" office:value="-0.30725359" calcext:value-type="float">
            <text:p>-0.30725359</text:p>
          </table:table-cell>
          <table:table-cell office:value-type="float" office:value="-0.09713368" calcext:value-type="float">
            <text:p>-0.09713368</text:p>
          </table:table-cell>
          <table:table-cell office:value-type="float" office:value="2.973411" calcext:value-type="float">
            <text:p>2.9734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6357315" calcext:value-type="float">
            <text:p>-1.6357315</text:p>
          </table:table-cell>
          <table:table-cell office:value-type="float" office:value="-0.6280775" calcext:value-type="float">
            <text:p>-0.6280775</text:p>
          </table:table-cell>
          <table:table-cell office:value-type="float" office:value="-0.3419025" calcext:value-type="float">
            <text:p>-0.3419025</text:p>
          </table:table-cell>
          <table:table-cell office:value-type="float" office:value="-0.24062687" calcext:value-type="float">
            <text:p>-0.24062687</text:p>
          </table:table-cell>
          <table:table-cell office:value-type="float" office:value="-0.04865133" calcext:value-type="float">
            <text:p>-0.04865133</text:p>
          </table:table-cell>
          <table:table-cell office:value-type="float" office:value="6.278046" calcext:value-type="float">
            <text:p>6.278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570739" calcext:value-type="float">
            <text:p>-1.570739</text:p>
          </table:table-cell>
          <table:table-cell office:value-type="float" office:value="-0.4731882" calcext:value-type="float">
            <text:p>-0.4731882</text:p>
          </table:table-cell>
          <table:table-cell office:value-type="float" office:value="-0.30363221" calcext:value-type="float">
            <text:p>-0.30363221</text:p>
          </table:table-cell>
          <table:table-cell office:value-type="float" office:value="-0.12217461" calcext:value-type="float">
            <text:p>-0.12217461</text:p>
          </table:table-cell>
          <table:table-cell office:value-type="float" office:value="0.05572161" calcext:value-type="float">
            <text:p>0.05572161</text:p>
          </table:table-cell>
          <table:table-cell office:value-type="float" office:value="3.624177" calcext:value-type="float">
            <text:p>3.6241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8769085" calcext:value-type="float">
            <text:p>-0.8769085</text:p>
          </table:table-cell>
          <table:table-cell office:value-type="float" office:value="-0.3067416" calcext:value-type="float">
            <text:p>-0.3067416</text:p>
          </table:table-cell>
          <table:table-cell office:value-type="float" office:value="-0.08936011" calcext:value-type="float">
            <text:p>-0.08936011</text:p>
          </table:table-cell>
          <table:table-cell office:value-type="float" office:value="0.28019476" calcext:value-type="float">
            <text:p>0.28019476</text:p>
          </table:table-cell>
          <table:table-cell office:value-type="float" office:value="0.65332093" calcext:value-type="float">
            <text:p>0.65332093</text:p>
          </table:table-cell>
          <table:table-cell office:value-type="float" office:value="3.480278" calcext:value-type="float">
            <text:p>3.4802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520977" calcext:value-type="float">
            <text:p>-1.520977</text:p>
          </table:table-cell>
          <table:table-cell office:value-type="float" office:value="-0.2990315" calcext:value-type="float">
            <text:p>-0.2990315</text:p>
          </table:table-cell>
          <table:table-cell office:value-type="float" office:value="0.43156775" calcext:value-type="float">
            <text:p>0.43156775</text:p>
          </table:table-cell>
          <table:table-cell office:value-type="float" office:value="0.66041806" calcext:value-type="float">
            <text:p>0.66041806</text:p>
          </table:table-cell>
          <table:table-cell office:value-type="float" office:value="1.63186425" calcext:value-type="float">
            <text:p>1.63186425</text:p>
          </table:table-cell>
          <table:table-cell office:value-type="float" office:value="5.361469" calcext:value-type="float">
            <text:p>5.361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2.8552012" calcext:value-type="float">
            <text:p>-2.8552012</text:p>
          </table:table-cell>
          <table:table-cell office:value-type="float" office:value="-0.5061954" calcext:value-type="float">
            <text:p>-0.5061954</text:p>
          </table:table-cell>
          <table:table-cell office:value-type="float" office:value="-0.27090741" calcext:value-type="float">
            <text:p>-0.27090741</text:p>
          </table:table-cell>
          <table:table-cell office:value-type="float" office:value="-0.09580744" calcext:value-type="float">
            <text:p>-0.09580744</text:p>
          </table:table-cell>
          <table:table-cell office:value-type="float" office:value="0.27964797" calcext:value-type="float">
            <text:p>0.27964797</text:p>
          </table:table-cell>
          <table:table-cell office:value-type="float" office:value="2.659077" calcext:value-type="float">
            <text:p>2.659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0778909" calcext:value-type="float">
            <text:p>-2.0778909</text:p>
          </table:table-cell>
          <table:table-cell office:value-type="float" office:value="-0.8854598" calcext:value-type="float">
            <text:p>-0.8854598</text:p>
          </table:table-cell>
          <table:table-cell office:value-type="float" office:value="-0.52523228" calcext:value-type="float">
            <text:p>-0.52523228</text:p>
          </table:table-cell>
          <table:table-cell office:value-type="float" office:value="-0.37683257" calcext:value-type="float">
            <text:p>-0.37683257</text:p>
          </table:table-cell>
          <table:table-cell office:value-type="float" office:value="0.01525554" calcext:value-type="float">
            <text:p>0.01525554</text:p>
          </table:table-cell>
          <table:table-cell office:value-type="float" office:value="2.875626" calcext:value-type="float">
            <text:p>2.875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0991658" calcext:value-type="float">
            <text:p>-2.0991658</text:p>
          </table:table-cell>
          <table:table-cell office:value-type="float" office:value="-0.7558274" calcext:value-type="float">
            <text:p>-0.7558274</text:p>
          </table:table-cell>
          <table:table-cell office:value-type="float" office:value="-0.47539983" calcext:value-type="float">
            <text:p>-0.47539983</text:p>
          </table:table-cell>
          <table:table-cell office:value-type="float" office:value="-0.32540019" calcext:value-type="float">
            <text:p>-0.32540019</text:p>
          </table:table-cell>
          <table:table-cell office:value-type="float" office:value="-0.06930254" calcext:value-type="float">
            <text:p>-0.06930254</text:p>
          </table:table-cell>
          <table:table-cell office:value-type="float" office:value="3.104089" calcext:value-type="float">
            <text:p>3.104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4148003" calcext:value-type="float">
            <text:p>-2.4148003</text:p>
          </table:table-cell>
          <table:table-cell office:value-type="float" office:value="-0.7060562" calcext:value-type="float">
            <text:p>-0.7060562</text:p>
          </table:table-cell>
          <table:table-cell office:value-type="float" office:value="-0.49295193" calcext:value-type="float">
            <text:p>-0.49295193</text:p>
          </table:table-cell>
          <table:table-cell office:value-type="float" office:value="-0.30979476" calcext:value-type="float">
            <text:p>-0.30979476</text:p>
          </table:table-cell>
          <table:table-cell office:value-type="float" office:value="0.02303244" calcext:value-type="float">
            <text:p>0.02303244</text:p>
          </table:table-cell>
          <table:table-cell office:value-type="float" office:value="1.761286" calcext:value-type="float">
            <text:p>1.7612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2.0747646" calcext:value-type="float">
            <text:p>-2.0747646</text:p>
          </table:table-cell>
          <table:table-cell office:value-type="float" office:value="-0.6856629" calcext:value-type="float">
            <text:p>-0.6856629</text:p>
          </table:table-cell>
          <table:table-cell office:value-type="float" office:value="-0.49829492" calcext:value-type="float">
            <text:p>-0.49829492</text:p>
          </table:table-cell>
          <table:table-cell office:value-type="float" office:value="-0.3255694" calcext:value-type="float">
            <text:p>-0.3255694</text:p>
          </table:table-cell>
          <table:table-cell office:value-type="float" office:value="-0.18692778" calcext:value-type="float">
            <text:p>-0.18692778</text:p>
          </table:table-cell>
          <table:table-cell office:value-type="float" office:value="3.094539" calcext:value-type="float">
            <text:p>3.094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7614419" calcext:value-type="float">
            <text:p>-1.7614419</text:p>
          </table:table-cell>
          <table:table-cell office:value-type="float" office:value="-0.6943913" calcext:value-type="float">
            <text:p>-0.6943913</text:p>
          </table:table-cell>
          <table:table-cell office:value-type="float" office:value="-0.4995726" calcext:value-type="float">
            <text:p>-0.4995726</text:p>
          </table:table-cell>
          <table:table-cell office:value-type="float" office:value="-0.42054296" calcext:value-type="float">
            <text:p>-0.42054296</text:p>
          </table:table-cell>
          <table:table-cell office:value-type="float" office:value="-0.28613582" calcext:value-type="float">
            <text:p>-0.28613582</text:p>
          </table:table-cell>
          <table:table-cell office:value-type="float" office:value="1.458272" calcext:value-type="float">
            <text:p>1.458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2.0555916" calcext:value-type="float">
            <text:p>-2.0555916</text:p>
          </table:table-cell>
          <table:table-cell office:value-type="float" office:value="-0.5638891" calcext:value-type="float">
            <text:p>-0.5638891</text:p>
          </table:table-cell>
          <table:table-cell office:value-type="float" office:value="-0.41258377" calcext:value-type="float">
            <text:p>-0.41258377</text:p>
          </table:table-cell>
          <table:table-cell office:value-type="float" office:value="-0.35846919" calcext:value-type="float">
            <text:p>-0.35846919</text:p>
          </table:table-cell>
          <table:table-cell office:value-type="float" office:value="-0.22982925" calcext:value-type="float">
            <text:p>-0.22982925</text:p>
          </table:table-cell>
          <table:table-cell office:value-type="float" office:value="1.648996" calcext:value-type="float">
            <text:p>1.648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447723" calcext:value-type="float">
            <text:p>-1.9447723</text:p>
          </table:table-cell>
          <table:table-cell office:value-type="float" office:value="-0.4895857" calcext:value-type="float">
            <text:p>-0.4895857</text:p>
          </table:table-cell>
          <table:table-cell office:value-type="float" office:value="-0.30184204" calcext:value-type="float">
            <text:p>-0.30184204</text:p>
          </table:table-cell>
          <table:table-cell office:value-type="float" office:value="-0.0967271" calcext:value-type="float">
            <text:p>-0.0967271</text:p>
          </table:table-cell>
          <table:table-cell office:value-type="float" office:value="0.21844595" calcext:value-type="float">
            <text:p>0.21844595</text:p>
          </table:table-cell>
          <table:table-cell office:value-type="float" office:value="4.605225" calcext:value-type="float">
            <text:p>4.6052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5599796" calcext:value-type="float">
            <text:p>-1.5599796</text:p>
          </table:table-cell>
          <table:table-cell office:value-type="float" office:value="-0.4916822" calcext:value-type="float">
            <text:p>-0.4916822</text:p>
          </table:table-cell>
          <table:table-cell office:value-type="float" office:value="-0.22418448" calcext:value-type="float">
            <text:p>-0.22418448</text:p>
          </table:table-cell>
          <table:table-cell office:value-type="float" office:value="-0.06840751" calcext:value-type="float">
            <text:p>-0.06840751</text:p>
          </table:table-cell>
          <table:table-cell office:value-type="float" office:value="0.23342644" calcext:value-type="float">
            <text:p>0.23342644</text:p>
          </table:table-cell>
          <table:table-cell office:value-type="float" office:value="4.97372" calcext:value-type="float">
            <text:p>4.97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1698437" calcext:value-type="float">
            <text:p>-2.1698437</text:p>
          </table:table-cell>
          <table:table-cell office:value-type="float" office:value="-0.5301109" calcext:value-type="float">
            <text:p>-0.5301109</text:p>
          </table:table-cell>
          <table:table-cell office:value-type="float" office:value="-0.30181578" calcext:value-type="float">
            <text:p>-0.30181578</text:p>
          </table:table-cell>
          <table:table-cell office:value-type="float" office:value="-0.19127926" calcext:value-type="float">
            <text:p>-0.19127926</text:p>
          </table:table-cell>
          <table:table-cell office:value-type="float" office:value="0.05129168" calcext:value-type="float">
            <text:p>0.05129168</text:p>
          </table:table-cell>
          <table:table-cell office:value-type="float" office:value="2.471801" calcext:value-type="float">
            <text:p>2.471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9658625" calcext:value-type="float">
            <text:p>-1.9658625</text:p>
          </table:table-cell>
          <table:table-cell office:value-type="float" office:value="-0.6056026" calcext:value-type="float">
            <text:p>-0.6056026</text:p>
          </table:table-cell>
          <table:table-cell office:value-type="float" office:value="-0.3705163" calcext:value-type="float">
            <text:p>-0.3705163</text:p>
          </table:table-cell>
          <table:table-cell office:value-type="float" office:value="-0.24704787" calcext:value-type="float">
            <text:p>-0.24704787</text:p>
          </table:table-cell>
          <table:table-cell office:value-type="float" office:value="-0.05227122" calcext:value-type="float">
            <text:p>-0.05227122</text:p>
          </table:table-cell>
          <table:table-cell office:value-type="float" office:value="2.387413" calcext:value-type="float">
            <text:p>2.3874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7278771" calcext:value-type="float">
            <text:p>-1.7278771</text:p>
          </table:table-cell>
          <table:table-cell office:value-type="float" office:value="-0.6244833" calcext:value-type="float">
            <text:p>-0.6244833</text:p>
          </table:table-cell>
          <table:table-cell office:value-type="float" office:value="-0.43208725" calcext:value-type="float">
            <text:p>-0.43208725</text:p>
          </table:table-cell>
          <table:table-cell office:value-type="float" office:value="-0.34917751" calcext:value-type="float">
            <text:p>-0.34917751</text:p>
          </table:table-cell>
          <table:table-cell office:value-type="float" office:value="-0.19265442" calcext:value-type="float">
            <text:p>-0.19265442</text:p>
          </table:table-cell>
          <table:table-cell office:value-type="float" office:value="1.421748" calcext:value-type="float">
            <text:p>1.4217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5444667" calcext:value-type="float">
            <text:p>-1.5444667</text:p>
          </table:table-cell>
          <table:table-cell office:value-type="float" office:value="-0.5998714" calcext:value-type="float">
            <text:p>-0.5998714</text:p>
          </table:table-cell>
          <table:table-cell office:value-type="float" office:value="-0.39584194" calcext:value-type="float">
            <text:p>-0.39584194</text:p>
          </table:table-cell>
          <table:table-cell office:value-type="float" office:value="-0.34323266" calcext:value-type="float">
            <text:p>-0.34323266</text:p>
          </table:table-cell>
          <table:table-cell office:value-type="float" office:value="-0.25255163" calcext:value-type="float">
            <text:p>-0.25255163</text:p>
          </table:table-cell>
          <table:table-cell office:value-type="float" office:value="1.458542" calcext:value-type="float">
            <text:p>1.458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0715417" calcext:value-type="float">
            <text:p>-1.0715417</text:p>
          </table:table-cell>
          <table:table-cell office:value-type="float" office:value="-0.522539" calcext:value-type="float">
            <text:p>-0.522539</text:p>
          </table:table-cell>
          <table:table-cell office:value-type="float" office:value="-0.37825477" calcext:value-type="float">
            <text:p>-0.37825477</text:p>
          </table:table-cell>
          <table:table-cell office:value-type="float" office:value="-0.27777548" calcext:value-type="float">
            <text:p>-0.27777548</text:p>
          </table:table-cell>
          <table:table-cell office:value-type="float" office:value="-0.17402176" calcext:value-type="float">
            <text:p>-0.17402176</text:p>
          </table:table-cell>
          <table:table-cell office:value-type="float" office:value="2.58298" calcext:value-type="float">
            <text:p>2.58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10261" calcext:value-type="float">
            <text:p>-1.9510261</text:p>
          </table:table-cell>
          <table:table-cell office:value-type="float" office:value="-0.5122205" calcext:value-type="float">
            <text:p>-0.5122205</text:p>
          </table:table-cell>
          <table:table-cell office:value-type="float" office:value="-0.29196563" calcext:value-type="float">
            <text:p>-0.29196563</text:p>
          </table:table-cell>
          <table:table-cell office:value-type="float" office:value="-0.12891658" calcext:value-type="float">
            <text:p>-0.12891658</text:p>
          </table:table-cell>
          <table:table-cell office:value-type="float" office:value="0.17479696" calcext:value-type="float">
            <text:p>0.17479696</text:p>
          </table:table-cell>
          <table:table-cell office:value-type="float" office:value="4.829607" calcext:value-type="float">
            <text:p>4.8296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7752239" calcext:value-type="float">
            <text:p>-1.7752239</text:p>
          </table:table-cell>
          <table:table-cell office:value-type="float" office:value="-0.6262147" calcext:value-type="float">
            <text:p>-0.6262147</text:p>
          </table:table-cell>
          <table:table-cell office:value-type="float" office:value="-0.29623705" calcext:value-type="float">
            <text:p>-0.29623705</text:p>
          </table:table-cell>
          <table:table-cell office:value-type="float" office:value="-0.04770654" calcext:value-type="float">
            <text:p>-0.04770654</text:p>
          </table:table-cell>
          <table:table-cell office:value-type="float" office:value="0.23818473" calcext:value-type="float">
            <text:p>0.23818473</text:p>
          </table:table-cell>
          <table:table-cell office:value-type="float" office:value="4.628087" calcext:value-type="float">
            <text:p>4.628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1133413" calcext:value-type="float">
            <text:p>-3.1133413</text:p>
          </table:table-cell>
          <table:table-cell office:value-type="float" office:value="-1.2268402" calcext:value-type="float">
            <text:p>-1.2268402</text:p>
          </table:table-cell>
          <table:table-cell office:value-type="float" office:value="-0.87857285" calcext:value-type="float">
            <text:p>-0.87857285</text:p>
          </table:table-cell>
          <table:table-cell office:value-type="float" office:value="-0.84578501" calcext:value-type="float">
            <text:p>-0.84578501</text:p>
          </table:table-cell>
          <table:table-cell office:value-type="float" office:value="-0.53844209" calcext:value-type="float">
            <text:p>-0.53844209</text:p>
          </table:table-cell>
          <table:table-cell office:value-type="float" office:value="1.983297" calcext:value-type="float">
            <text:p>1.983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5914359" calcext:value-type="float">
            <text:p>-2.5914359</text:p>
          </table:table-cell>
          <table:table-cell office:value-type="float" office:value="-0.9673681" calcext:value-type="float">
            <text:p>-0.9673681</text:p>
          </table:table-cell>
          <table:table-cell office:value-type="float" office:value="-0.71581553" calcext:value-type="float">
            <text:p>-0.71581553</text:p>
          </table:table-cell>
          <table:table-cell office:value-type="float" office:value="-0.69163042" calcext:value-type="float">
            <text:p>-0.69163042</text:p>
          </table:table-cell>
          <table:table-cell office:value-type="float" office:value="-0.49181927" calcext:value-type="float">
            <text:p>-0.49181927</text:p>
          </table:table-cell>
          <table:table-cell office:value-type="float" office:value="1.926813" calcext:value-type="float">
            <text:p>1.9268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1079272" calcext:value-type="float">
            <text:p>-2.1079272</text:p>
          </table:table-cell>
          <table:table-cell office:value-type="float" office:value="-0.8695881" calcext:value-type="float">
            <text:p>-0.8695881</text:p>
          </table:table-cell>
          <table:table-cell office:value-type="float" office:value="-0.67368521" calcext:value-type="float">
            <text:p>-0.67368521</text:p>
          </table:table-cell>
          <table:table-cell office:value-type="float" office:value="-0.62171752" calcext:value-type="float">
            <text:p>-0.62171752</text:p>
          </table:table-cell>
          <table:table-cell office:value-type="float" office:value="-0.4838067" calcext:value-type="float">
            <text:p>-0.4838067</text:p>
          </table:table-cell>
          <table:table-cell office:value-type="float" office:value="1.982138" calcext:value-type="float">
            <text:p>1.982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2.2745926" calcext:value-type="float">
            <text:p>-2.2745926</text:p>
          </table:table-cell>
          <table:table-cell office:value-type="float" office:value="-0.8295776" calcext:value-type="float">
            <text:p>-0.8295776</text:p>
          </table:table-cell>
          <table:table-cell office:value-type="float" office:value="-0.60051737" calcext:value-type="float">
            <text:p>-0.60051737</text:p>
          </table:table-cell>
          <table:table-cell office:value-type="float" office:value="-0.54684479" calcext:value-type="float">
            <text:p>-0.54684479</text:p>
          </table:table-cell>
          <table:table-cell office:value-type="float" office:value="-0.43443633" calcext:value-type="float">
            <text:p>-0.43443633</text:p>
          </table:table-cell>
          <table:table-cell office:value-type="float" office:value="2.820408" calcext:value-type="float">
            <text:p>2.820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766132" calcext:value-type="float">
            <text:p>-1.766132</text:p>
          </table:table-cell>
          <table:table-cell office:value-type="float" office:value="-0.7679712" calcext:value-type="float">
            <text:p>-0.7679712</text:p>
          </table:table-cell>
          <table:table-cell office:value-type="float" office:value="-0.56816956" calcext:value-type="float">
            <text:p>-0.56816956</text:p>
          </table:table-cell>
          <table:table-cell office:value-type="float" office:value="-0.54310313" calcext:value-type="float">
            <text:p>-0.54310313</text:p>
          </table:table-cell>
          <table:table-cell office:value-type="float" office:value="-0.41794998" calcext:value-type="float">
            <text:p>-0.41794998</text:p>
          </table:table-cell>
          <table:table-cell office:value-type="float" office:value="1.785075" calcext:value-type="float">
            <text:p>1.785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2.050743" calcext:value-type="float">
            <text:p>-2.050743</text:p>
          </table:table-cell>
          <table:table-cell office:value-type="float" office:value="-0.6183111" calcext:value-type="float">
            <text:p>-0.6183111</text:p>
          </table:table-cell>
          <table:table-cell office:value-type="float" office:value="-0.47133363" calcext:value-type="float">
            <text:p>-0.47133363</text:p>
          </table:table-cell>
          <table:table-cell office:value-type="float" office:value="-0.47221956" calcext:value-type="float">
            <text:p>-0.47221956</text:p>
          </table:table-cell>
          <table:table-cell office:value-type="float" office:value="-0.37973132" calcext:value-type="float">
            <text:p>-0.37973132</text:p>
          </table:table-cell>
          <table:table-cell office:value-type="float" office:value="2.078648" calcext:value-type="float">
            <text:p>2.0786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857093" calcext:value-type="float">
            <text:p>-1.857093</text:p>
          </table:table-cell>
          <table:table-cell office:value-type="float" office:value="-0.6433739" calcext:value-type="float">
            <text:p>-0.6433739</text:p>
          </table:table-cell>
          <table:table-cell office:value-type="float" office:value="-0.30960414" calcext:value-type="float">
            <text:p>-0.30960414</text:p>
          </table:table-cell>
          <table:table-cell office:value-type="float" office:value="-0.05010032" calcext:value-type="float">
            <text:p>-0.05010032</text:p>
          </table:table-cell>
          <table:table-cell office:value-type="float" office:value="0.29100993" calcext:value-type="float">
            <text:p>0.29100993</text:p>
          </table:table-cell>
          <table:table-cell office:value-type="float" office:value="3.529206" calcext:value-type="float">
            <text:p>3.529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156461" calcext:value-type="float">
            <text:p>-1.6156461</text:p>
          </table:table-cell>
          <table:table-cell office:value-type="float" office:value="-0.6448458" calcext:value-type="float">
            <text:p>-0.6448458</text:p>
          </table:table-cell>
          <table:table-cell office:value-type="float" office:value="-0.32656031" calcext:value-type="float">
            <text:p>-0.32656031</text:p>
          </table:table-cell>
          <table:table-cell office:value-type="float" office:value="-0.1244654" calcext:value-type="float">
            <text:p>-0.1244654</text:p>
          </table:table-cell>
          <table:table-cell office:value-type="float" office:value="0.23010963" calcext:value-type="float">
            <text:p>0.23010963</text:p>
          </table:table-cell>
          <table:table-cell office:value-type="float" office:value="3.232298" calcext:value-type="float">
            <text:p>3.232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6053987" calcext:value-type="float">
            <text:p>-1.6053987</text:p>
          </table:table-cell>
          <table:table-cell office:value-type="float" office:value="-0.6740156" calcext:value-type="float">
            <text:p>-0.6740156</text:p>
          </table:table-cell>
          <table:table-cell office:value-type="float" office:value="-0.44751666" calcext:value-type="float">
            <text:p>-0.44751666</text:p>
          </table:table-cell>
          <table:table-cell office:value-type="float" office:value="-0.36268024" calcext:value-type="float">
            <text:p>-0.36268024</text:p>
          </table:table-cell>
          <table:table-cell office:value-type="float" office:value="-0.19219727" calcext:value-type="float">
            <text:p>-0.19219727</text:p>
          </table:table-cell>
          <table:table-cell office:value-type="float" office:value="2.664724" calcext:value-type="float">
            <text:p>2.6647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4944884" calcext:value-type="float">
            <text:p>-1.4944884</text:p>
          </table:table-cell>
          <table:table-cell office:value-type="float" office:value="-0.7852785" calcext:value-type="float">
            <text:p>-0.7852785</text:p>
          </table:table-cell>
          <table:table-cell office:value-type="float" office:value="-0.51256463" calcext:value-type="float">
            <text:p>-0.51256463</text:p>
          </table:table-cell>
          <table:table-cell office:value-type="float" office:value="-0.48662462" calcext:value-type="float">
            <text:p>-0.48662462</text:p>
          </table:table-cell>
          <table:table-cell office:value-type="float" office:value="-0.32380865" calcext:value-type="float">
            <text:p>-0.32380865</text:p>
          </table:table-cell>
          <table:table-cell office:value-type="float" office:value="1.793408" calcext:value-type="float">
            <text:p>1.793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7011217" calcext:value-type="float">
            <text:p>-1.7011217</text:p>
          </table:table-cell>
          <table:table-cell office:value-type="float" office:value="-0.8373337" calcext:value-type="float">
            <text:p>-0.8373337</text:p>
          </table:table-cell>
          <table:table-cell office:value-type="float" office:value="-0.53959693" calcext:value-type="float">
            <text:p>-0.53959693</text:p>
          </table:table-cell>
          <table:table-cell office:value-type="float" office:value="-0.52984256" calcext:value-type="float">
            <text:p>-0.52984256</text:p>
          </table:table-cell>
          <table:table-cell office:value-type="float" office:value="-0.35362195" calcext:value-type="float">
            <text:p>-0.35362195</text:p>
          </table:table-cell>
          <table:table-cell office:value-type="float" office:value="2.247723" calcext:value-type="float">
            <text:p>2.247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5656203" calcext:value-type="float">
            <text:p>-1.5656203</text:p>
          </table:table-cell>
          <table:table-cell office:value-type="float" office:value="-0.7247983" calcext:value-type="float">
            <text:p>-0.7247983</text:p>
          </table:table-cell>
          <table:table-cell office:value-type="float" office:value="-0.49608668" calcext:value-type="float">
            <text:p>-0.49608668</text:p>
          </table:table-cell>
          <table:table-cell office:value-type="float" office:value="-0.49255345" calcext:value-type="float">
            <text:p>-0.49255345</text:p>
          </table:table-cell>
          <table:table-cell office:value-type="float" office:value="-0.34546832" calcext:value-type="float">
            <text:p>-0.34546832</text:p>
          </table:table-cell>
          <table:table-cell office:value-type="float" office:value="1.785977" calcext:value-type="float">
            <text:p>1.7859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1929779" calcext:value-type="float">
            <text:p>-1.1929779</text:p>
          </table:table-cell>
          <table:table-cell office:value-type="float" office:value="-0.5560716" calcext:value-type="float">
            <text:p>-0.5560716</text:p>
          </table:table-cell>
          <table:table-cell office:value-type="float" office:value="-0.41557643" calcext:value-type="float">
            <text:p>-0.41557643</text:p>
          </table:table-cell>
          <table:table-cell office:value-type="float" office:value="-0.35041832" calcext:value-type="float">
            <text:p>-0.35041832</text:p>
          </table:table-cell>
          <table:table-cell office:value-type="float" office:value="-0.3217598" calcext:value-type="float">
            <text:p>-0.3217598</text:p>
          </table:table-cell>
          <table:table-cell office:value-type="float" office:value="3.712828" calcext:value-type="float">
            <text:p>3.712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8588349" calcext:value-type="float">
            <text:p>-1.8588349</text:p>
          </table:table-cell>
          <table:table-cell office:value-type="float" office:value="-0.6564689" calcext:value-type="float">
            <text:p>-0.6564689</text:p>
          </table:table-cell>
          <table:table-cell office:value-type="float" office:value="-0.32090173" calcext:value-type="float">
            <text:p>-0.32090173</text:p>
          </table:table-cell>
          <table:table-cell office:value-type="float" office:value="-0.07726354" calcext:value-type="float">
            <text:p>-0.07726354</text:p>
          </table:table-cell>
          <table:table-cell office:value-type="float" office:value="0.21148874" calcext:value-type="float">
            <text:p>0.21148874</text:p>
          </table:table-cell>
          <table:table-cell office:value-type="float" office:value="3.744661" calcext:value-type="float">
            <text:p>3.744661</text:p>
          </table:table-cell>
          <table:table-cell table:number-columns-repeated="1013"/>
        </table:table-row>
      </table:table>
      <table:table table:name="Order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-2.070816" calcext:value-type="float">
            <text:p>-2.070816</text:p>
          </table:table-cell>
          <table:table-cell office:value-type="float" office:value="-0.7106354" calcext:value-type="float">
            <text:p>-0.7106354</text:p>
          </table:table-cell>
          <table:table-cell office:value-type="float" office:value="-0.5123341" calcext:value-type="float">
            <text:p>-0.5123341</text:p>
          </table:table-cell>
          <table:table-cell office:value-type="float" office:value="-0.4025119" calcext:value-type="float">
            <text:p>-0.4025119</text:p>
          </table:table-cell>
          <table:table-cell office:value-type="float" office:value="-0.187941" calcext:value-type="float">
            <text:p>-0.187941</text:p>
          </table:table-cell>
          <table:table-cell office:value-type="float" office:value="1.7230979" calcext:value-type="float">
            <text:p>1.72309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-3.087434" calcext:value-type="float">
            <text:p>-3.087434</text:p>
          </table:table-cell>
          <table:table-cell office:value-type="float" office:value="-1.0645961" calcext:value-type="float">
            <text:p>-1.0645961</text:p>
          </table:table-cell>
          <table:table-cell office:value-type="float" office:value="-0.808144" calcext:value-type="float">
            <text:p>-0.808144</text:p>
          </table:table-cell>
          <table:table-cell office:value-type="float" office:value="-0.8488399" calcext:value-type="float">
            <text:p>-0.8488399</text:p>
          </table:table-cell>
          <table:table-cell office:value-type="float" office:value="-0.584951" calcext:value-type="float">
            <text:p>-0.584951</text:p>
          </table:table-cell>
          <table:table-cell office:value-type="float" office:value="0.8262482" calcext:value-type="float">
            <text:p>0.8262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-2.855201" calcext:value-type="float">
            <text:p>-2.855201</text:p>
          </table:table-cell>
          <table:table-cell office:value-type="float" office:value="-1.0855222" calcext:value-type="float">
            <text:p>-1.0855222</text:p>
          </table:table-cell>
          <table:table-cell office:value-type="float" office:value="-0.7533754" calcext:value-type="float">
            <text:p>-0.7533754</text:p>
          </table:table-cell>
          <table:table-cell office:value-type="float" office:value="-0.7659361" calcext:value-type="float">
            <text:p>-0.7659361</text:p>
          </table:table-cell>
          <table:table-cell office:value-type="float" office:value="-0.4835118" calcext:value-type="float">
            <text:p>-0.4835118</text:p>
          </table:table-cell>
          <table:table-cell office:value-type="float" office:value="2.1368054" calcext:value-type="float">
            <text:p>2.1368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-3.113341" calcext:value-type="float">
            <text:p>-3.113341</text:p>
          </table:table-cell>
          <table:table-cell office:value-type="float" office:value="-1.264813" calcext:value-type="float">
            <text:p>-1.264813</text:p>
          </table:table-cell>
          <table:table-cell office:value-type="float" office:value="-0.9696616" calcext:value-type="float">
            <text:p>-0.9696616</text:p>
          </table:table-cell>
          <table:table-cell office:value-type="float" office:value="-0.9963017" calcext:value-type="float">
            <text:p>-0.9963017</text:p>
          </table:table-cell>
          <table:table-cell office:value-type="float" office:value="-0.6820501" calcext:value-type="float">
            <text:p>-0.6820501</text:p>
          </table:table-cell>
          <table:table-cell office:value-type="float" office:value="0.7064036" calcext:value-type="float">
            <text:p>0.7064036</text:p>
          </table:table-cell>
          <table:table-cell table:number-columns-repeated="1016"/>
        </table:table-row>
      </table:table>
      <table:table table:name="Saturation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-2.855201" calcext:value-type="float">
            <text:p>-2.855201</text:p>
          </table:table-cell>
          <table:table-cell office:value-type="float" office:value="-0.7633761" calcext:value-type="float">
            <text:p>-0.7633761</text:p>
          </table:table-cell>
          <table:table-cell office:value-type="float" office:value="-0.4926926" calcext:value-type="float">
            <text:p>-0.4926926</text:p>
          </table:table-cell>
          <table:table-cell office:value-type="float" office:value="-0.4677054" calcext:value-type="float">
            <text:p>-0.4677054</text:p>
          </table:table-cell>
          <table:table-cell office:value-type="float" office:value="-0.2308172" calcext:value-type="float">
            <text:p>-0.2308172</text:p>
          </table:table-cell>
          <table:table-cell office:value-type="float" office:value="2.6590766" calcext:value-type="float">
            <text:p>2.65907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113341" calcext:value-type="float">
            <text:p>-3.113341</text:p>
          </table:table-cell>
          <table:table-cell office:value-type="float" office:value="-1.2987137" calcext:value-type="float">
            <text:p>-1.2987137</text:p>
          </table:table-cell>
          <table:table-cell office:value-type="float" office:value="-0.9571258" calcext:value-type="float">
            <text:p>-0.9571258</text:p>
          </table:table-cell>
          <table:table-cell office:value-type="float" office:value="-0.9312348" calcext:value-type="float">
            <text:p>-0.9312348</text:p>
          </table:table-cell>
          <table:table-cell office:value-type="float" office:value="-0.6003668" calcext:value-type="float">
            <text:p>-0.6003668</text:p>
          </table:table-cell>
          <table:table-cell office:value-type="float" office:value="1.6321425" calcext:value-type="float">
            <text:p>1.6321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591436" calcext:value-type="float">
            <text:p>-2.591436</text:p>
          </table:table-cell>
          <table:table-cell office:value-type="float" office:value="-1.0120249" calcext:value-type="float">
            <text:p>-1.0120249</text:p>
          </table:table-cell>
          <table:table-cell office:value-type="float" office:value="-0.7977694" calcext:value-type="float">
            <text:p>-0.7977694</text:p>
          </table:table-cell>
          <table:table-cell office:value-type="float" office:value="-0.7974305" calcext:value-type="float">
            <text:p>-0.7974305</text:p>
          </table:table-cell>
          <table:table-cell office:value-type="float" office:value="-0.5498126" calcext:value-type="float">
            <text:p>-0.5498126</text:p>
          </table:table-cell>
          <table:table-cell office:value-type="float" office:value="1.6024051" calcext:value-type="float">
            <text:p>1.6024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4148" calcext:value-type="float">
            <text:p>-2.4148</text:p>
          </table:table-cell>
          <table:table-cell office:value-type="float" office:value="-0.9247131" calcext:value-type="float">
            <text:p>-0.9247131</text:p>
          </table:table-cell>
          <table:table-cell office:value-type="float" office:value="-0.7425948" calcext:value-type="float">
            <text:p>-0.7425948</text:p>
          </table:table-cell>
          <table:table-cell office:value-type="float" office:value="-0.7353517" calcext:value-type="float">
            <text:p>-0.7353517</text:p>
          </table:table-cell>
          <table:table-cell office:value-type="float" office:value="-0.5509899" calcext:value-type="float">
            <text:p>-0.5509899</text:p>
          </table:table-cell>
          <table:table-cell office:value-type="float" office:value="0.7676008" calcext:value-type="float">
            <text:p>0.7676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2.274593" calcext:value-type="float">
            <text:p>-2.274593</text:p>
          </table:table-cell>
          <table:table-cell office:value-type="float" office:value="-0.8961601" calcext:value-type="float">
            <text:p>-0.8961601</text:p>
          </table:table-cell>
          <table:table-cell office:value-type="float" office:value="-0.669453" calcext:value-type="float">
            <text:p>-0.669453</text:p>
          </table:table-cell>
          <table:table-cell office:value-type="float" office:value="-0.6813935" calcext:value-type="float">
            <text:p>-0.6813935</text:p>
          </table:table-cell>
          <table:table-cell office:value-type="float" office:value="-0.5049529" calcext:value-type="float">
            <text:p>-0.5049529</text:p>
          </table:table-cell>
          <table:table-cell office:value-type="float" office:value="2.8204077" calcext:value-type="float">
            <text:p>2.82040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766132" calcext:value-type="float">
            <text:p>-1.766132</text:p>
          </table:table-cell>
          <table:table-cell office:value-type="float" office:value="-0.848108" calcext:value-type="float">
            <text:p>-0.848108</text:p>
          </table:table-cell>
          <table:table-cell office:value-type="float" office:value="-0.630577" calcext:value-type="float">
            <text:p>-0.630577</text:p>
          </table:table-cell>
          <table:table-cell office:value-type="float" office:value="-0.6509635" calcext:value-type="float">
            <text:p>-0.6509635</text:p>
          </table:table-cell>
          <table:table-cell office:value-type="float" office:value="-0.4923089" calcext:value-type="float">
            <text:p>-0.4923089</text:p>
          </table:table-cell>
          <table:table-cell office:value-type="float" office:value="1.123209" calcext:value-type="float">
            <text:p>1.1232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2.055592" calcext:value-type="float">
            <text:p>-2.055592</text:p>
          </table:table-cell>
          <table:table-cell office:value-type="float" office:value="-0.685395" calcext:value-type="float">
            <text:p>-0.685395</text:p>
          </table:table-cell>
          <table:table-cell office:value-type="float" office:value="-0.5289905" calcext:value-type="float">
            <text:p>-0.5289905</text:p>
          </table:table-cell>
          <table:table-cell office:value-type="float" office:value="-0.5459726" calcext:value-type="float">
            <text:p>-0.5459726</text:p>
          </table:table-cell>
          <table:table-cell office:value-type="float" office:value="-0.3969819" calcext:value-type="float">
            <text:p>-0.3969819</text:p>
          </table:table-cell>
          <table:table-cell office:value-type="float" office:value="1.0221855" calcext:value-type="float">
            <text:p>1.0221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44772" calcext:value-type="float">
            <text:p>-1.944772</text:p>
          </table:table-cell>
          <table:table-cell office:value-type="float" office:value="-0.775392" calcext:value-type="float">
            <text:p>-0.775392</text:p>
          </table:table-cell>
          <table:table-cell office:value-type="float" office:value="-0.4980497" calcext:value-type="float">
            <text:p>-0.4980497</text:p>
          </table:table-cell>
          <table:table-cell office:value-type="float" office:value="-0.4757292" calcext:value-type="float">
            <text:p>-0.4757292</text:p>
          </table:table-cell>
          <table:table-cell office:value-type="float" office:value="-0.2586595" calcext:value-type="float">
            <text:p>-0.2586595</text:p>
          </table:table-cell>
          <table:table-cell office:value-type="float" office:value="1.9791657" calcext:value-type="float">
            <text:p>1.97916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60797" calcext:value-type="float">
            <text:p>-1.660797</text:p>
          </table:table-cell>
          <table:table-cell office:value-type="float" office:value="-0.7966172" calcext:value-type="float">
            <text:p>-0.7966172</text:p>
          </table:table-cell>
          <table:table-cell office:value-type="float" office:value="-0.4658797" calcext:value-type="float">
            <text:p>-0.4658797</text:p>
          </table:table-cell>
          <table:table-cell office:value-type="float" office:value="-0.3832437" calcext:value-type="float">
            <text:p>-0.3832437</text:p>
          </table:table-cell>
          <table:table-cell office:value-type="float" office:value="-0.1342255" calcext:value-type="float">
            <text:p>-0.1342255</text:p>
          </table:table-cell>
          <table:table-cell office:value-type="float" office:value="1.9992758" calcext:value-type="float">
            <text:p>1.99927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169844" calcext:value-type="float">
            <text:p>-2.169844</text:p>
          </table:table-cell>
          <table:table-cell office:value-type="float" office:value="-0.800415" calcext:value-type="float">
            <text:p>-0.800415</text:p>
          </table:table-cell>
          <table:table-cell office:value-type="float" office:value="-0.5447227" calcext:value-type="float">
            <text:p>-0.5447227</text:p>
          </table:table-cell>
          <table:table-cell office:value-type="float" office:value="-0.5307173" calcext:value-type="float">
            <text:p>-0.5307173</text:p>
          </table:table-cell>
          <table:table-cell office:value-type="float" office:value="-0.3646788" calcext:value-type="float">
            <text:p>-0.3646788</text:p>
          </table:table-cell>
          <table:table-cell office:value-type="float" office:value="2.4718012" calcext:value-type="float">
            <text:p>2.4718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965862" calcext:value-type="float">
            <text:p>-1.965862</text:p>
          </table:table-cell>
          <table:table-cell office:value-type="float" office:value="-0.8885084" calcext:value-type="float">
            <text:p>-0.8885084</text:p>
          </table:table-cell>
          <table:table-cell office:value-type="float" office:value="-0.6225574" calcext:value-type="float">
            <text:p>-0.6225574</text:p>
          </table:table-cell>
          <table:table-cell office:value-type="float" office:value="-0.6278719" calcext:value-type="float">
            <text:p>-0.6278719</text:p>
          </table:table-cell>
          <table:table-cell office:value-type="float" office:value="-0.4297539" calcext:value-type="float">
            <text:p>-0.4297539</text:p>
          </table:table-cell>
          <table:table-cell office:value-type="float" office:value="2.3874128" calcext:value-type="float">
            <text:p>2.3874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727877" calcext:value-type="float">
            <text:p>-1.727877</text:p>
          </table:table-cell>
          <table:table-cell office:value-type="float" office:value="-0.9250446" calcext:value-type="float">
            <text:p>-0.9250446</text:p>
          </table:table-cell>
          <table:table-cell office:value-type="float" office:value="-0.643995" calcext:value-type="float">
            <text:p>-0.643995</text:p>
          </table:table-cell>
          <table:table-cell office:value-type="float" office:value="-0.6716926" calcext:value-type="float">
            <text:p>-0.6716926</text:p>
          </table:table-cell>
          <table:table-cell office:value-type="float" office:value="-0.4381944" calcext:value-type="float">
            <text:p>-0.4381944</text:p>
          </table:table-cell>
          <table:table-cell office:value-type="float" office:value="0.9087913" calcext:value-type="float">
            <text:p>0.90879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570739" calcext:value-type="float">
            <text:p>-1.570739</text:p>
          </table:table-cell>
          <table:table-cell office:value-type="float" office:value="-0.7885216" calcext:value-type="float">
            <text:p>-0.7885216</text:p>
          </table:table-cell>
          <table:table-cell office:value-type="float" office:value="-0.5782669" calcext:value-type="float">
            <text:p>-0.5782669</text:p>
          </table:table-cell>
          <table:table-cell office:value-type="float" office:value="-0.5841434" calcext:value-type="float">
            <text:p>-0.5841434</text:p>
          </table:table-cell>
          <table:table-cell office:value-type="float" office:value="-0.4098495" calcext:value-type="float">
            <text:p>-0.4098495</text:p>
          </table:table-cell>
          <table:table-cell office:value-type="float" office:value="1.5029222" calcext:value-type="float">
            <text:p>1.5029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192978" calcext:value-type="float">
            <text:p>-1.192978</text:p>
          </table:table-cell>
          <table:table-cell office:value-type="float" office:value="-0.6638269" calcext:value-type="float">
            <text:p>-0.6638269</text:p>
          </table:table-cell>
          <table:table-cell office:value-type="float" office:value="-0.4726373" calcext:value-type="float">
            <text:p>-0.4726373</text:p>
          </table:table-cell>
          <table:table-cell office:value-type="float" office:value="-0.5005851" calcext:value-type="float">
            <text:p>-0.5005851</text:p>
          </table:table-cell>
          <table:table-cell office:value-type="float" office:value="-0.3692185" calcext:value-type="float">
            <text:p>-0.3692185</text:p>
          </table:table-cell>
          <table:table-cell office:value-type="float" office:value="0.4901219" calcext:value-type="float">
            <text:p>0.49012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1026" calcext:value-type="float">
            <text:p>-1.951026</text:p>
          </table:table-cell>
          <table:table-cell office:value-type="float" office:value="-0.798072" calcext:value-type="float">
            <text:p>-0.798072</text:p>
          </table:table-cell>
          <table:table-cell office:value-type="float" office:value="-0.5231217" calcext:value-type="float">
            <text:p>-0.5231217</text:p>
          </table:table-cell>
          <table:table-cell office:value-type="float" office:value="-0.5055685" calcext:value-type="float">
            <text:p>-0.5055685</text:p>
          </table:table-cell>
          <table:table-cell office:value-type="float" office:value="-0.2568746" calcext:value-type="float">
            <text:p>-0.2568746</text:p>
          </table:table-cell>
          <table:table-cell office:value-type="float" office:value="1.7310926" calcext:value-type="float">
            <text:p>1.731092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40:20.738739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9:49.465088820</meta:creation-date>
    <dc:date>2016-09-16T15:43:26.460464677</dc:date>
    <meta:editing-duration>PT47M37S</meta:editing-duration>
    <meta:editing-cycles>5</meta:editing-cycles>
    <meta:generator>LibreOffice/4.2.8.2$Linux_X86_64 LibreOffice_project/420m0$Build-2</meta:generator>
    <meta:document-statistic meta:table-count="3" meta:cell-count="707" meta:object-count="0"/>
  </office:meta>
</office:document-meta>
</file>